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227.96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9.8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53.45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108.31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136.86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85.89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209.45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105.19pt"/>
    </style:style>
    <style:style style:name="co22" style:family="table-column">
      <style:table-column-properties fo:break-before="auto" style:column-width="190.91pt"/>
    </style:style>
    <style:style style:name="co23" style:family="table-column">
      <style:table-column-properties fo:break-before="auto" style:column-width="336.81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997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3.5” floppy drive</text:p>
          </table:table-cell>
          <table:table-cell table:number-columns-repeated="16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 table:number-columns-repeated="10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4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3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9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8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, geen beeld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Keyboard missing</text:p>
          </table:table-cell>
          <table:table-cell table:number-columns-repeated="14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7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5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Z-80K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table:number-columns-repeated="9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drive</text:p>
          </table:table-cell>
          <table:table-cell table:number-columns-repeated="12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5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7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8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Modem 300BAUD</text:p>
          </table:table-cell>
          <table:table-cell table:number-columns-repeated="10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6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9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7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7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5"/>
          <table:table-cell office:value-type="string" calcext:value-type="string">
            <text:p>Z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torola MC68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7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3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4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5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Geen beeld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azig, rare geluiden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erkt, scherp, wobbel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7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7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5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table:number-columns-repeated="17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8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9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table:number-columns-repeated="2"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4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6"/>
          <table:table-cell office:value-type="string" calcext:value-type="string">
            <text:p>SCS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7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table:number-columns-repeated="12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Harris 6120 8Mhz</text:p>
          </table:table-cell>
          <table:table-cell table:number-columns-repeated="7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7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echanical, 5Bit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 table:number-columns-repeated="3"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7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croSparc I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AT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4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-Y Plot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7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7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7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Fotos: <text:a xlink:href="https://cloud.metro.cx/s/pXCA6W6WFpLwwBS" xlink:type="simple">https://cloud.metro.cx/s/pXCA6W6WFpLwwBS</text:a></text:p>
          </table:table-cell>
          <table:table-cell table:number-columns-repeated="22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8"/>
        </table:table-row>
        <table:table-row table:style-name="ro1" table:number-rows-repeated="937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1:'result-16'.Q427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3:43:31.29688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1T14:30:33.193244816</dc:date>
    <meta:editing-duration>PT4H4M39S</meta:editing-duration>
    <meta:editing-cycles>45</meta:editing-cycles>
    <meta:document-statistic meta:table-count="2" meta:cell-count="4505" meta:object-count="0"/>
  </office:meta>
</office:document-meta>
</file>